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6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.42cm" fo:margin-bottom="0.35cm" fo:text-indent="0cm">
        <style:tab-stops>
          <style:tab-stop style:position="0.302cm"/>
          <style:tab-stop style:position="0.595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42cm" fo:margin-bottom="0.35cm" fo:text-indent="0cm" style:writing-mode="lr-tb">
        <style:tab-stops>
          <style:tab-stop style:position="0.302cm"/>
          <style:tab-stop style:position="0.595cm"/>
        </style:tab-stops>
      </style:paragraph-properties>
      <style:text-properties fo:font-size="7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5.40000009536743pt" fo:font-weight="bold" style:font-size-asian="8pt" style:font-weight-asian="bold" style:font-size-complex="8pt" style:font-weight-complex="bold"/>
    </style:style>
    <style:style style:name="T2" style:family="text">
      <style:text-properties fo:font-size="5.40000009536743pt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174cm" svg:height="7.811cm" svg:x="7.751cm" svg:y="4.403cm">
          <draw:text-box>
            <text:p text:style-name="P1"><text:span text:style-name="T1">Lower connector</text:span><text:span text:style-name="T2"><text:line-break/></text:span><text:span text:style-name="T2"><text:tab/></text:span><text:span text:style-name="T2">1</text:span><text:span text:style-name="T2"><text:tab/></text:span><text:span text:style-name="T2">Input DC VCC (9-32V)</text:span><text:span text:style-name="T2"><text:line-break/></text:span><text:span text:style-name="T2"><text:tab/></text:span><text:span text:style-name="T2">2</text:span><text:span text:style-name="T2"><text:tab/></text:span><text:span text:style-name="T2">Input DC GND</text:span><text:span text:style-name="T2"><text:line-break/></text:span><text:span text:style-name="T2"><text:tab/></text:span><text:span text:style-name="T2">3</text:span><text:span text:style-name="T2"><text:tab/></text:span><text:span text:style-name="T2">Engine room smoke det (+24V)</text:span><text:span text:style-name="T2"><text:line-break/></text:span><text:span text:style-name="T2"><text:tab/></text:span><text:span text:style-name="T2">4</text:span><text:span text:style-name="T2"><text:tab/></text:span><text:span text:style-name="T2">Engine room smoke det (GND)</text:span><text:span text:style-name="T2"><text:line-break/></text:span><text:span text:style-name="T2"><text:tab/></text:span><text:span text:style-name="T2">5</text:span><text:span text:style-name="T2"><text:tab/></text:span><text:span text:style-name="T2">Engine 1 Oil (+24V)</text:span><text:span text:style-name="T2"><text:line-break/></text:span><text:span text:style-name="T2"><text:tab/></text:span><text:span text:style-name="T2">6</text:span><text:span text:style-name="T2"><text:tab/></text:span><text:span text:style-name="T2">Engine 1 Oil (GND)</text:span><text:span text:style-name="T2"><text:line-break/></text:span><text:span text:style-name="T2"><text:tab/></text:span><text:span text:style-name="T2">7</text:span><text:span text:style-name="T2"><text:tab/></text:span><text:span text:style-name="T2">Engine 2 Oil (+24V)</text:span><text:span text:style-name="T2"><text:line-break/></text:span><text:span text:style-name="T2"><text:tab/></text:span><text:span text:style-name="T2">8</text:span><text:span text:style-name="T2"><text:tab/></text:span><text:span text:style-name="T2">Engine 2 Oil (GND)</text:span><text:span text:style-name="T2"><text:line-break/></text:span><text:span text:style-name="T2"><text:tab/></text:span><text:span text:style-name="T2">9</text:span><text:span text:style-name="T2"><text:tab/></text:span><text:span text:style-name="T2">Kitchen gas detector (+24V)</text:span><text:span text:style-name="T2"><text:line-break/></text:span><text:span text:style-name="T2"><text:tab/></text:span><text:span text:style-name="T2">10</text:span><text:span text:style-name="T2"><text:tab/></text:span><text:span text:style-name="T2">Kitchen gas detector (GND)</text:span><text:span text:style-name="T2"><text:line-break/></text:span><text:span text:style-name="T2"><text:tab/></text:span><text:span text:style-name="T2">11</text:span><text:span text:style-name="T2"><text:tab/></text:span><text:span text:style-name="T2">Eng room temp, 3V3 (red)</text:span><text:span text:style-name="T2"><text:line-break/></text:span><text:span text:style-name="T2"><text:tab/></text:span><text:span text:style-name="T2">12</text:span><text:span text:style-name="T2"><text:tab/></text:span><text:span text:style-name="T2">Eng room temp, GND (black)</text:span><text:span text:style-name="T2"><text:line-break/></text:span><text:span text:style-name="T2"><text:tab/></text:span><text:span text:style-name="T2">13</text:span><text:span text:style-name="T2"><text:tab/></text:span><text:span text:style-name="T2">Eng room temp, signal (yellow)</text:span><text:span text:style-name="T2"><text:line-break/></text:span><text:span text:style-name="T2"><text:tab/></text:span><text:span text:style-name="T2">14</text:span><text:span text:style-name="T2"><text:tab/></text:span><text:span text:style-name="T2">Input DC VCC (5V)</text:span><text:span text:style-name="T2"><text:line-break/></text:span><text:span text:style-name="T1">Upper connector</text:span><text:span text:style-name="T2"><text:line-break/></text:span><text:span text:style-name="T2"><text:tab/></text:span><text:span text:style-name="T3">1</text:span><text:span text:style-name="T3"><text:tab/></text:span><text:span text:style-name="T3">DC +5V (OLED)</text:span><text:span text:style-name="T3"><text:line-break/></text:span><text:span text:style-name="T3"><text:tab/></text:span><text:span text:style-name="T3">2</text:span><text:span text:style-name="T3"><text:tab/></text:span><text:span text:style-name="T3">DC GND (OLED)</text:span><text:span text:style-name="T3"><text:line-break/></text:span><text:span text:style-name="T3"><text:tab/></text:span><text:span text:style-name="T3">3</text:span><text:span text:style-name="T3"><text:tab/></text:span><text:span text:style-name="T3">I2C SDA (OLED)</text:span><text:span text:style-name="T3"><text:line-break/></text:span><text:span text:style-name="T3"><text:tab/></text:span><text:span text:style-name="T3">4</text:span><text:span text:style-name="T3"><text:tab/></text:span><text:span text:style-name="T3">I2C SCL (OLED)</text:span><text:span text:style-name="T3"><text:line-break/></text:span><text:span text:style-name="T3"><text:tab/></text:span><text:span text:style-name="T3">5</text:span><text:span text:style-name="T3"><text:tab/></text:span><text:span text:style-name="T3">Alarm bell (VCC from pin L1)</text:span><text:span text:style-name="T3"><text:line-break/></text:span><text:span text:style-name="T3"><text:tab/></text:span><text:span text:style-name="T3">6</text:span><text:span text:style-name="T3"><text:tab/></text:span><text:span text:style-name="T3">Alarm bell GND</text:span><text:span text:style-name="T3"><text:line-break/></text:span><text:span text:style-name="T3"><text:tab/></text:span><text:span text:style-name="T3">7</text:span><text:span text:style-name="T3"><text:tab/></text:span><text:span text:style-name="T3">Clear button</text:span><text:span text:style-name="T3"><text:line-break/></text:span><text:span text:style-name="T3"><text:tab/></text:span><text:span text:style-name="T3">8</text:span><text:span text:style-name="T3"><text:tab/></text:span><text:span text:style-name="T3">Clear button (GND)</text:span><text:span text:style-name="T3"><text:line-break/></text:span><text:span text:style-name="T3"><text:tab/></text:span><text:span text:style-name="T3">9</text:span><text:span text:style-name="T3"><text:tab/></text:span><text:span text:style-name="T3">Eng room temp, 3V3 (red)</text:span><text:span text:style-name="T3"><text:line-break/></text:span><text:span text:style-name="T3"><text:tab/></text:span><text:span text:style-name="T3">10</text:span><text:span text:style-name="T3"><text:tab/></text:span><text:span text:style-name="T3">Eng room temp, signal (yellow)</text:span><text:span text:style-name="T3"><text:line-break/></text:span><text:span text:style-name="T3"><text:tab/></text:span><text:span text:style-name="T3">11</text:span><text:span text:style-name="T3"><text:tab/></text:span><text:span text:style-name="T3">Eng room temp, GND (black)</text:span><text:span text:style-name="T3"><text:line-break/></text:span><text:span text:style-name="T3"><text:tab/></text:span><text:span text:style-name="T3">12</text:span><text:span text:style-name="T3"><text:tab/></text:span><text:span text:style-name="T3">Eng room temp, 3V3 (red)</text:span><text:span text:style-name="T3"><text:line-break/></text:span><text:span text:style-name="T3"><text:tab/></text:span><text:span text:style-name="T3">13</text:span><text:span text:style-name="T3"><text:tab/></text:span><text:span text:style-name="T3">Eng room temp, signal (yellow)</text:span><text:span text:style-name="T3"><text:line-break/></text:span><text:span text:style-name="T3"><text:tab/></text:span><text:span text:style-name="T3">14</text:span><text:span text:style-name="T3"><text:tab/></text:span><text:span text:style-name="T3">Eng room temp, GND (black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2:12:48.242274425</meta:creation-date>
    <dc:date>2023-04-08T21:33:17.338929888</dc:date>
    <meta:editing-duration>PT21M27S</meta:editing-duration>
    <meta:editing-cycles>5</meta:editing-cycles>
    <meta:generator>LibreOffice/7.3.7.2$Linux_X86_64 LibreOffice_project/30$Build-2</meta:generator>
    <meta:print-date>2022-12-18T12:37:21.703148948</meta:print-date>
    <meta:document-statistic meta:object-count="24"/>
  </office:meta>
</office:document-meta>
</file>